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officeooo:rsid="0017a68b" officeooo:paragraph-rsid="0017a68b" style:font-size-asian="12pt" style:font-size-complex="12pt"/>
    </style:style>
    <style:style style:name="P2" style:family="paragraph" style:parent-style-name="Standard">
      <style:text-properties fo:font-size="12pt" officeooo:rsid="0018b568" officeooo:paragraph-rsid="0018b568" style:font-size-asian="12pt" style:font-size-complex="12pt"/>
    </style:style>
    <style:style style:name="P3" style:family="paragraph" style:parent-style-name="Standard">
      <style:text-properties fo:font-size="12pt" officeooo:rsid="0018b568" officeooo:paragraph-rsid="001acd7c" style:font-size-asian="12pt" style:font-size-complex="12pt"/>
    </style:style>
    <style:style style:name="P4" style:family="paragraph" style:parent-style-name="Standard">
      <style:text-properties fo:font-size="12pt" officeooo:rsid="001acd7c" officeooo:paragraph-rsid="001acd7c" style:font-size-asian="12pt" style:font-size-complex="12pt"/>
    </style:style>
    <style:style style:name="P5" style:family="paragraph" style:parent-style-name="Standard">
      <style:text-properties fo:font-size="12pt" officeooo:rsid="001acd7c" officeooo:paragraph-rsid="001b67b8" style:font-size-asian="12pt" style:font-size-complex="12pt"/>
    </style:style>
    <style:style style:name="P6" style:family="paragraph" style:parent-style-name="Standard">
      <style:text-properties fo:font-size="12pt" officeooo:rsid="001a639c" officeooo:paragraph-rsid="001acd7c" style:font-size-asian="12pt" style:font-size-complex="12pt"/>
    </style:style>
    <style:style style:name="P7" style:family="paragraph" style:parent-style-name="Standard">
      <style:text-properties fo:font-size="12pt" officeooo:rsid="0018b568" officeooo:paragraph-rsid="001acd7c" style:font-size-asian="12pt" style:font-size-complex="12pt"/>
    </style:style>
    <style:style style:name="P8" style:family="paragraph" style:parent-style-name="Standard" style:list-style-name="L1">
      <style:text-properties fo:font-size="12pt" officeooo:rsid="001f737a" officeooo:paragraph-rsid="001f737a" style:font-size-asian="12pt" style:font-size-complex="12pt"/>
    </style:style>
    <style:style style:name="P9"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 style:family="text">
      <style:text-properties officeooo:rsid="0018b568"/>
    </style:style>
    <style:style style:name="T2" style:family="text">
      <style:text-properties officeooo:rsid="001a639c"/>
    </style:style>
    <style:style style:name="T3" style:family="text">
      <style:text-properties officeooo:rsid="001b67b8"/>
    </style:style>
    <style:style style:name="T4" style:family="text">
      <style:text-properties officeooo:rsid="001f737a"/>
    </style:style>
    <style:style style:name="T5" style:family="text">
      <style:text-properties officeooo:rsid="002065ca"/>
    </style:style>
    <style:style style:name="T6" style:family="text">
      <style:text-properties officeooo:rsid="0023928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6">Notice board</text:span>:</text:p>
      <text:p text:style-name="P1"><text:tab/>Alumni Portal can be used to keep track of all alumni’s of the campus.<text:span text:style-name="T1">It also tracks and keeps a record of the academic interests and professional interests of the present studying students.</text:span></text:p>
      <text:p text:style-name="P2">It can be accessed by people who belong or belonged to the college(all the Staff,Faculty,Present Students and Alumni).They are allowed to access <text:s/>the application through a secure login method.</text:p>
      <text:p text:style-name="P3">There would be a <text:span text:style-name="T6">Notice Board </text:span>page which would be set as a home page <text:span text:style-name="T2">that dsiplays all the authorized postings posted by the alumni,faculty and students.An authorized post is any post which is related to academic or professional careers of the users.Each post can be detailly viewed when a user clicks on it.The Posts content will be displayed in two variable view patterns.User can choose any one from the below patterns.</text:span></text:p>
      <text:list xml:id="list5839218041391495207" text:style-name="L1">
        <text:list-item>
          <text:p text:style-name="P8">Popular:Displays the post with highest number of upvotes first and goes on in descending order of upvotes.</text:p>
        </text:list-item>
        <text:list-item>
          <text:p text:style-name="P8">Recent:Displays the posts according to the time when it is posted.(Latest posts first).</text:p>
        </text:list-item>
      </text:list>
      <text:p text:style-name="P3"/>
      <text:p text:style-name="P4">Each post has four options when it is viewed.</text:p>
      <text:p text:style-name="P4">1.Upvote.</text:p>
      <text:p text:style-name="P4">2.Downvote.</text:p>
      <text:p text:style-name="P4">3.Comment.</text:p>
      <text:p text:style-name="P4">4.Report(Followed by Reason).</text:p>
      <text:p text:style-name="P4"/>
      <text:p text:style-name="P4">1.Upvote:</text:p>
      <text:p text:style-name="P6"><text:tab/>If any user feels that the post is good and relevant he can upvote that particular post.</text:p>
      <text:p text:style-name="P4">2.Downvote:</text:p>
      <text:p text:style-name="P6"><text:tab/><text:span text:style-name="T4">If any user doesn’t like the post <text:s/>but it is related to academic or professional interests,he can downvote the post.</text:span></text:p>
      <text:p text:style-name="P4">3.Comment:</text:p>
      <text:p text:style-name="P5"><text:tab/><text:span text:style-name="T2">Users can also post their queries or comments on a particular post.If any user want to communicate privately(if they don’t want to show up their name in the comments session or any serious detailed discussion)they can use the other social networking platforms of the post owner which would be available in the post owner’s profile.</text:span></text:p>
      <text:p text:style-name="P4">4.Report:</text:p>
      <text:p text:style-name="P6"><text:tab/>Any post which is not related to the Academic or Professional interest can be reported by users.Every report is followed by a mandatory reason section.If a post reaches a particular threshold value and if the reasons of the reports are valid,then the post gets deleted from the feed(database).The user who posted this irrelevant post shall be mandated to sign an agreement page on his next usage of the appication, warning him that his account would be blocked if he gets 2 more reported posts.</text:p>
      <text:p text:style-name="P3"/>
      <text:p text:style-name="P3"><text:tab/><text:span text:style-name="T3">When the user reaches his limit of 3 reported posts,his account gets blocked as mentioned in the agreement.He has to consult the App Management Authority to inorder to activate his account.</text:span></text:p>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6:40:13.988884207</meta:creation-date>
    <dc:date>2018-01-28T16:48:01.332091290</dc:date>
    <meta:editing-duration>PT27M33S</meta:editing-duration>
    <meta:editing-cycles>3</meta:editing-cycles>
    <meta:generator>LibreOffice/5.1.6.2$Linux_X86_64 LibreOffice_project/10m0$Build-2</meta:generator>
    <meta:document-statistic meta:table-count="0" meta:image-count="0" meta:object-count="0" meta:page-count="1" meta:paragraph-count="20" meta:word-count="393" meta:character-count="2379" meta:non-whitespace-character-count="2000"/>
  </office:meta>
</office:document-meta>
</file>